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028" officeooo:paragraph-rsid="000a7028"/>
    </style:style>
    <style:style style:name="P2" style:family="paragraph" style:parent-style-name="Standard">
      <style:text-properties officeooo:rsid="000ab965" officeooo:paragraph-rsid="000ab965"/>
    </style:style>
    <style:style style:name="P3" style:family="paragraph" style:parent-style-name="Standard">
      <style:text-properties officeooo:rsid="000bb4bb" officeooo:paragraph-rsid="000bb4bb"/>
    </style:style>
    <style:style style:name="P4" style:family="paragraph" style:parent-style-name="Standard">
      <style:text-properties officeooo:rsid="000d3ecc" officeooo:paragraph-rsid="000d3ecc"/>
    </style:style>
    <style:style style:name="P5" style:family="paragraph" style:parent-style-name="Standard">
      <style:text-properties officeooo:rsid="000bb4bb" officeooo:paragraph-rsid="000bb4bb"/>
    </style:style>
    <style:style style:name="P6" style:family="paragraph" style:parent-style-name="Standard">
      <style:text-properties officeooo:rsid="000ff9fe" officeooo:paragraph-rsid="000ff9fe"/>
    </style:style>
    <style:style style:name="P7" style:family="paragraph" style:parent-style-name="Standard">
      <style:text-properties officeooo:rsid="000ff9fe" officeooo:paragraph-rsid="0011c6e5"/>
    </style:style>
    <style:style style:name="P8" style:family="paragraph" style:parent-style-name="Standard">
      <style:text-properties officeooo:rsid="0011c6e5" officeooo:paragraph-rsid="0011c6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oportar un reload: redux persist o estado anónimo en el servidor</text:p>
      <text:p text:style-name="P8"/>
      <text:p text:style-name="P7">No agregar duplicados, preguntar si desea agregar 1 a la cantidad.</text:p>
      <text:p text:style-name="P7">Mostrar encabezados en tabla</text:p>
      <text:p text:style-name="P6">Calcular sub totales</text:p>
      <text:p text:style-name="P6">Formatear números</text:p>
      <text:p text:style-name="P6">Mostrar la tabla con zebra</text:p>
      <text:p text:style-name="P6"/>
      <text:p text:style-name="P6">Eliminar productos indivucuales</text:p>
      <text:p text:style-name="P6">Cambiar la cantidad de productos.</text:p>
      <text:p text:style-name="P6"/>
      <text:p text:style-name="P6">Principal</text:p>
      <text:p text:style-name="P6">-----------</text:p>
      <text:p text:style-name="P6">Filtrar por marca</text:p>
      <text:p text:style-name="P6"/>
      <text:p text:style-name="P6">CRUD</text:p>
      <text:p text:style-name="P6">---------</text:p>
      <text:p text:style-name="P6">CRUD de inventario de productos</text:p>
      <text:p text:style-name="P6"/>
      <text:p text:style-name="P6"/>
      <text:p text:style-name="P6">Shopping Cart</text:p>
      <text:p text:style-name="P6">-----------------</text:p>
      <text:p text:style-name="P6">Agregar form de contactar al vendedor</text:p>
      <text:p text:style-name="P6">Poder ir a ventana completa del shopping cart</text:p>
      <text:p text:style-name="P6"/>
      <text:p text:style-name="P6">Completar pedido</text:p>
      <text:p text:style-name="P6">Hola, se enviará tu pedido al vendedor que te contactará en unos instantes para confirmar:</text:p>
      <text:p text:style-name="P6"/>
      <text:p text:style-name="P6">Disponibilidad</text:p>
      <text:p text:style-name="P6">Forma de pago</text:p>
      <text:p text:style-name="P6">Documento tributario, boleta o factura</text:p>
      <text:p text:style-name="P6">Mecanismo de entrega</text:p>
      <text:p text:style-name="P6"/>
      <text:p text:style-name="P6">Nombre</text:p>
      <text:p text:style-name="P6">Teléfono</text:p>
      <text:p text:style-name="P6">Email</text:p>
      <text:p text:style-name="P6"/>
      <text:p text:style-name="P6">[Enviar]</text:p>
      <text:p text:style-name="P6"/>
      <text:p text:style-name="P6"/>
      <text:p text:style-name="P6"/>
      <text:p text:style-name="P3"/>
      <text:p text:style-name="P3">Agregar redux</text:p>
      <text:p text:style-name="P1">Poder seleccionar items en un cart</text:p>
      <text:p text:style-name="P1">Agregar icono ver canasta</text:p>
      <text:p text:style-name="P1">Mostrar la canasta</text:p>
      <text:p text:style-name="P1">Formulario de contacto</text:p>
      <text:p text:style-name="P1">Poder filtrar por marca</text:p>
      <text:p text:style-name="P2">Filtrar por precio</text:p>
      <text:p text:style-name="P2"><text:soft-page-break/></text:p>
      <text:p text:style-name="P4">prestashop</text:p>
      <text:p text:style-name="P4">opencart</text:p>
      <text:p text:style-name="P4">magento</text:p>
      <text:p text:style-name="P4">woocommer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07:03:31.634749292</meta:creation-date>
    <meta:generator>LibreOffice/6.4.7.2$Linux_X86_64 LibreOffice_project/40$Build-2</meta:generator>
    <dc:date>2024-06-08T07:08:55.346553883</dc:date>
    <meta:editing-duration>PT2H51M55S</meta:editing-duration>
    <meta:editing-cycles>4</meta:editing-cycles>
    <meta:document-statistic meta:table-count="0" meta:image-count="0" meta:object-count="0" meta:page-count="2" meta:paragraph-count="39" meta:word-count="135" meta:character-count="886" meta:non-whitespace-character-count="790"/>
  </office:meta>
</office:document-meta>
</file>